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8" table:default-cell-style-name="Default"/>
        <table:table-row table:style-name="ro1">
          <table:table-cell/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z_h</text:p>
          </table:table-cell>
          <table:table-cell table:number-columns-repeated="38"/>
        </table:table-row>
        <table:table-row table:style-name="ro1">
          <table:table-cell/>
          <table:table-cell office:value-type="float" office:value="8940" calcext:value-type="float">
            <text:p>8.94E+03</text:p>
          </table:table-cell>
          <table:table-cell office:value-type="float" office:value="185000000" calcext:value-type="float">
            <text:p>1.85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3400" calcext:value-type="float">
            <text:p>1.34E+04</text:p>
          </table:table-cell>
          <table:table-cell office:value-type="float" office:value="188000000" calcext:value-type="float">
            <text:p>1.88E+08</text:p>
          </table:table-cell>
          <table:table-cell table:number-columns-repeated="23"/>
          <table:table-cell table:style-name="ce1" office:value-type="float" office:value="102000" calcext:value-type="float">
            <text:p>1.02E+05</text:p>
          </table:table-cell>
          <table:table-cell/>
          <table:table-cell table:style-name="ce1" office:value-type="float" office:value="197000000" calcext:value-type="float">
            <text:p>1.97E+08</text:p>
          </table:table-cell>
          <table:table-cell/>
          <table:table-cell table:style-name="ce1" office:value-type="float" office:value="213000000" calcext:value-type="float">
            <text:p>2.13E+08</text:p>
          </table:table-cell>
          <table:table-cell/>
          <table:table-cell table:style-name="ce1" office:value-type="float" office:value="260000000" calcext:value-type="float">
            <text:p>2.60E+08</text:p>
          </table:table-cell>
          <table:table-cell/>
          <table:table-cell table:style-name="ce1" office:value-type="float" office:value="390000000" calcext:value-type="float">
            <text:p>3.90E+08</text:p>
          </table:table-cell>
          <table:table-cell/>
          <table:table-cell table:style-name="ce1" office:value-type="float" office:value="586000000" calcext:value-type="float">
            <text:p>5.86E+08</text:p>
          </table:table-cell>
          <table:table-cell/>
          <table:table-cell table:style-name="ce1" office:value-type="float" office:value="879000000" calcext:value-type="float">
            <text:p>8.79E+08</text:p>
          </table:table-cell>
          <table:table-cell/>
          <table:table-cell table:style-name="ce1" office:value-type="float" office:value="1320000000" calcext:value-type="float">
            <text:p>1.32E+09</text:p>
          </table:table-cell>
        </table:table-row>
        <table:table-row table:style-name="ro1">
          <table:table-cell/>
          <table:table-cell office:value-type="float" office:value="20100" calcext:value-type="float">
            <text:p>2.01E+04</text:p>
          </table:table-cell>
          <table:table-cell office:value-type="float" office:value="188000000" calcext:value-type="float">
            <text:p>1.88E+08</text:p>
          </table:table-cell>
          <table:table-cell table:number-columns-repeated="23"/>
          <table:table-cell table:style-name="ce1" office:value-type="float" office:value="789000" calcext:value-type="float">
            <text:p>7.89E+05</text:p>
          </table:table-cell>
          <table:table-cell/>
          <table:table-cell table:style-name="ce1" office:value-type="float" office:value="1980000000" calcext:value-type="float">
            <text:p>1.98E+09</text:p>
          </table:table-cell>
          <table:table-cell/>
          <table:table-cell table:style-name="ce1" office:value-type="float" office:value="2970000000" calcext:value-type="float">
            <text:p>2.97E+09</text:p>
          </table:table-cell>
          <table:table-cell/>
          <table:table-cell table:style-name="ce1" office:value-type="float" office:value="4450000000" calcext:value-type="float">
            <text:p>4.45E+09</text:p>
          </table:table-cell>
          <table:table-cell/>
          <table:table-cell table:style-name="ce1" office:value-type="float" office:value="6680000000" calcext:value-type="float">
            <text:p>6.68E+09</text:p>
          </table:table-cell>
          <table:table-cell/>
          <table:table-cell table:style-name="ce1" office:value-type="float" office:value="10000000000" calcext:value-type="float">
            <text:p>1.00E+10</text:p>
          </table:table-cell>
          <table:table-cell/>
          <table:table-cell table:style-name="ce1" office:value-type="float" office:value="15100000000" calcext:value-type="float">
            <text:p>1.51E+10</text:p>
          </table:table-cell>
          <table:table-cell/>
          <table:table-cell table:style-name="ce1" office:value-type="float" office:value="22600000000" calcext:value-type="float">
            <text:p>2.26E+10</text:p>
          </table:table-cell>
        </table:table-row>
        <table:table-row table:style-name="ro1">
          <table:table-cell/>
          <table:table-cell office:value-type="float" office:value="30200" calcext:value-type="float">
            <text:p>3.02E+04</text:p>
          </table:table-cell>
          <table:table-cell office:value-type="float" office:value="188000000" calcext:value-type="float">
            <text:p>1.88E+08</text:p>
          </table:table-cell>
          <table:table-cell table:number-columns-repeated="23"/>
          <table:table-cell table:style-name="ce1" office:value-type="float" office:value="1840000" calcext:value-type="float">
            <text:p>1.84E+06</text:p>
          </table:table-cell>
          <table:table-cell/>
          <table:table-cell table:style-name="ce1" office:value-type="float" office:value="33900000000" calcext:value-type="float">
            <text:p>3.39E+10</text:p>
          </table:table-cell>
          <table:table-cell/>
          <table:table-cell table:style-name="ce1" office:value-type="float" office:value="50800000000" calcext:value-type="float">
            <text:p>5.08E+10</text:p>
          </table:table-cell>
          <table:table-cell/>
          <table:table-cell table:style-name="ce1" office:value-type="float" office:value="76300000000" calcext:value-type="float">
            <text:p>7.63E+10</text:p>
          </table:table-cell>
          <table:table-cell/>
          <table:table-cell table:style-name="ce1" office:value-type="float" office:value="114000000000" calcext:value-type="float">
            <text:p>1.14E+11</text:p>
          </table:table-cell>
          <table:table-cell/>
          <table:table-cell table:style-name="ce1" office:value-type="float" office:value="172000000000" calcext:value-type="float">
            <text:p>1.72E+11</text:p>
          </table:table-cell>
          <table:table-cell/>
          <table:table-cell table:style-name="ce1" office:value-type="float" office:value="258000000000" calcext:value-type="float">
            <text:p>2.58E+11</text:p>
          </table:table-cell>
          <table:table-cell/>
          <table:table-cell table:style-name="ce1" office:value-type="float" office:value="387000000000" calcext:value-type="float">
            <text:p>3.87E+11</text:p>
          </table:table-cell>
        </table:table-row>
        <table:table-row table:style-name="ro1">
          <table:table-cell/>
          <table:table-cell office:value-type="float" office:value="45300" calcext:value-type="float">
            <text:p>4.53E+04</text:p>
          </table:table-cell>
          <table:table-cell office:value-type="float" office:value="188000000" calcext:value-type="float">
            <text:p>1.88E+08</text:p>
          </table:table-cell>
          <table:table-cell table:number-columns-repeated="23"/>
          <table:table-cell table:style-name="ce1" office:value-type="float" office:value="2360000" calcext:value-type="float">
            <text:p>2.36E+06</text:p>
          </table:table-cell>
          <table:table-cell/>
          <table:table-cell table:style-name="ce1" office:value-type="float" office:value="580000000000" calcext:value-type="float">
            <text:p>5.80E+11</text:p>
          </table:table-cell>
          <table:table-cell/>
          <table:table-cell table:style-name="ce1" office:value-type="float" office:value="2360000" calcext:value-type="float">
            <text:p>2.36E+06</text:p>
          </table:table-cell>
          <table:table-cell/>
          <table:table-cell table:style-name="ce1" office:value-type="float" office:value="2360000" calcext:value-type="float">
            <text:p>2.36E+06</text:p>
          </table:table-cell>
          <table:table-cell/>
          <table:table-cell table:style-name="ce1" office:value-type="float" office:value="2360000" calcext:value-type="float">
            <text:p>2.36E+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000" calcext:value-type="float">
            <text:p>6.80E+04</text:p>
          </table:table-cell>
          <table:table-cell office:value-type="float" office:value="189000000" calcext:value-type="float">
            <text:p>1.89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02000" calcext:value-type="float">
            <text:p>1.02E+05</text:p>
          </table:table-cell>
          <table:table-cell office:value-type="float" office:value="191000000" calcext:value-type="float">
            <text:p>1.91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53000" calcext:value-type="float">
            <text:p>1.53E+05</text:p>
          </table:table-cell>
          <table:table-cell office:value-type="float" office:value="197000000" calcext:value-type="float">
            <text:p>1.97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0000" calcext:value-type="float">
            <text:p>2.30E+05</text:p>
          </table:table-cell>
          <table:table-cell office:value-type="float" office:value="213000000" calcext:value-type="float">
            <text:p>2.13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345000" calcext:value-type="float">
            <text:p>3.45E+05</text:p>
          </table:table-cell>
          <table:table-cell office:value-type="float" office:value="260000000" calcext:value-type="float">
            <text:p>2.60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506000" calcext:value-type="float">
            <text:p>5.06E+05</text:p>
          </table:table-cell>
          <table:table-cell office:value-type="float" office:value="390000000" calcext:value-type="float">
            <text:p>3.90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647000" calcext:value-type="float">
            <text:p>6.47E+05</text:p>
          </table:table-cell>
          <table:table-cell office:value-type="float" office:value="586000000" calcext:value-type="float">
            <text:p>5.86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789000" calcext:value-type="float">
            <text:p>7.89E+05</text:p>
          </table:table-cell>
          <table:table-cell office:value-type="float" office:value="879000000" calcext:value-type="float">
            <text:p>8.79E+0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937000" calcext:value-type="float">
            <text:p>9.37E+05</text:p>
          </table:table-cell>
          <table:table-cell office:value-type="float" office:value="1320000000" calcext:value-type="float">
            <text:p>1.32E+09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100000" calcext:value-type="float">
            <text:p>1.10E+06</text:p>
          </table:table-cell>
          <table:table-cell office:value-type="float" office:value="1980000000" calcext:value-type="float">
            <text:p>1.98E+09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270000" calcext:value-type="float">
            <text:p>1.27E+06</text:p>
          </table:table-cell>
          <table:table-cell office:value-type="float" office:value="2970000000" calcext:value-type="float">
            <text:p>2.97E+09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450000" calcext:value-type="float">
            <text:p>1.45E+06</text:p>
          </table:table-cell>
          <table:table-cell office:value-type="float" office:value="4450000000" calcext:value-type="float">
            <text:p>4.45E+09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640000" calcext:value-type="float">
            <text:p>1.64E+06</text:p>
          </table:table-cell>
          <table:table-cell office:value-type="float" office:value="6680000000" calcext:value-type="float">
            <text:p>6.68E+09</text:p>
          </table:table-cell>
          <table:table-cell table:number-columns-repeated="38"/>
        </table:table-row>
        <table:table-row table:style-name="ro1">
          <table:table-cell/>
          <table:table-cell office:value-type="float" office:value="1840000" calcext:value-type="float">
            <text:p>1.84E+06</text:p>
          </table:table-cell>
          <table:table-cell office:value-type="float" office:value="10000000000" calcext:value-type="float">
            <text:p>1.00E+1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020000" calcext:value-type="float">
            <text:p>2.02E+06</text:p>
          </table:table-cell>
          <table:table-cell office:value-type="float" office:value="15100000000" calcext:value-type="float">
            <text:p>1.51E+1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170000" calcext:value-type="float">
            <text:p>2.17E+06</text:p>
          </table:table-cell>
          <table:table-cell office:value-type="float" office:value="22600000000" calcext:value-type="float">
            <text:p>2.26E+1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280000" calcext:value-type="float">
            <text:p>2.28E+06</text:p>
          </table:table-cell>
          <table:table-cell office:value-type="float" office:value="33900000000" calcext:value-type="float">
            <text:p>3.39E+1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40000" calcext:value-type="float">
            <text:p>2.34E+06</text:p>
          </table:table-cell>
          <table:table-cell office:value-type="float" office:value="50800000000" calcext:value-type="float">
            <text:p>5.08E+1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50000" calcext:value-type="float">
            <text:p>2.35E+06</text:p>
          </table:table-cell>
          <table:table-cell office:value-type="float" office:value="76300000000" calcext:value-type="float">
            <text:p>7.63E+1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60000" calcext:value-type="float">
            <text:p>2.36E+06</text:p>
          </table:table-cell>
          <table:table-cell office:value-type="float" office:value="114000000000" calcext:value-type="float">
            <text:p>1.14E+11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60000" calcext:value-type="float">
            <text:p>2.36E+06</text:p>
          </table:table-cell>
          <table:table-cell office:value-type="float" office:value="172000000000" calcext:value-type="float">
            <text:p>1.72E+11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60000" calcext:value-type="float">
            <text:p>2.36E+06</text:p>
          </table:table-cell>
          <table:table-cell office:value-type="float" office:value="258000000000" calcext:value-type="float">
            <text:p>2.58E+11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60000" calcext:value-type="float">
            <text:p>2.36E+06</text:p>
          </table:table-cell>
          <table:table-cell office:value-type="float" office:value="387000000000" calcext:value-type="float">
            <text:p>3.87E+11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360000" calcext:value-type="float">
            <text:p>2.36E+06</text:p>
          </table:table-cell>
          <table:table-cell office:value-type="float" office:value="580000000000" calcext:value-type="float">
            <text:p>5.80E+11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1:14:32.845121071</meta:creation-date>
    <dc:date>2018-05-25T11:24:09.393573034</dc:date>
    <meta:editing-duration>PT9M35S</meta:editing-duration>
    <meta:editing-cycles>3</meta:editing-cycles>
    <meta:generator>LibreOffice/5.1.6.2$Linux_X86_64 LibreOffice_project/10m0$Build-2</meta:generator>
    <meta:document-statistic meta:table-count="1" meta:cell-count="89" meta:object-count="0"/>
  </office:meta>
</office:document-meta>
</file>